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2.24cm" fo:min-width="19.7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2.24cm" fo:min-width="4.53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a933" draw:marker-start-width="0.355cm" draw:marker-end-width="0.355cm" draw:fill-color="#ffffff" draw:textarea-horizontal-align="justify" draw:textarea-vertical-align="middle" draw:auto-grow-height="false" fo:min-height="2.24cm" fo:min-width="4.53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2.24cm" fo:min-width="14.69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2a6099" draw:marker-start-width="0.355cm" draw:marker-end-width="0.355cm" draw:fill-color="#ffffff" draw:textarea-horizontal-align="justify" draw:textarea-vertical-align="middle" draw:auto-grow-height="false" fo:min-height="2.24cm" fo:min-width="4.53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ffffff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3.81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00a933" style:font-name="Liberation Sans1" fo:font-size="18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style:font-name="Liberation Sans1" fo:font-size="18pt" style:font-size-asian="18pt" style:font-size-complex="18pt"/>
    </style:style>
    <style:style style:name="P5" style:family="paragraph">
      <loext:graphic-properties draw:fill-color="#ffffff"/>
      <style:paragraph-properties fo:text-align="center"/>
      <style:text-properties fo:color="#2a6099" style:font-name="Liberation Sans1" fo:font-size="18pt" style:font-size-asian="18pt" style:font-size-complex="18pt"/>
    </style:style>
    <style:style style:name="P6" style:family="paragraph">
      <loext:graphic-properties draw:fill-color="#ffffff"/>
      <style:paragraph-properties fo:text-align="center"/>
      <style:text-properties fo:color="#00a933" fo:font-size="18pt" style:font-size-asian="18pt" style:font-size-complex="18pt"/>
    </style:style>
    <style:style style:name="P7" style:family="paragraph">
      <loext:graphic-properties draw:fill-color="#ffffff"/>
      <style:paragraph-properties fo:text-align="center"/>
      <style:text-properties fo:color="#2a6099"/>
    </style:style>
    <style:style style:name="T1" style:family="text">
      <style:text-properties fo:color="#00a933" style:font-name="Liberation Sans1" fo:font-size="18pt" style:font-size-asian="18pt" style:font-size-complex="18pt"/>
    </style:style>
    <style:style style:name="T2" style:family="text">
      <style:text-properties style:font-name="Liberation Sans1" fo:font-size="18pt" style:font-size-asian="18pt" style:font-size-complex="18pt"/>
    </style:style>
    <style:style style:name="T3" style:family="text">
      <style:text-properties fo:color="#2a6099" style:font-name="Liberation Sans1" fo:font-size="18pt" style:font-size-asian="18pt" style:font-size-complex="18pt"/>
    </style:style>
    <style:style style:name="T4" style:family="text">
      <style:text-properties fo:color="#00a933" fo:font-size="18pt" style:font-size-asian="18pt" style:font-size-complex="18pt"/>
    </style:style>
    <style:style style:name="T5" style:family="text">
      <style:text-properties fo:color="#2a6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32cm" svg:height="2.54cm" svg:x="0.6cm" svg:y="0.3cm">
          <text:p text:style-name="P1">HAPI Servic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2.54cm" svg:x="0.6cm" svg:y="2.84cm">
          <text:p text:style-name="P1">Capabilities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08cm" svg:height="2.54cm" svg:x="5.68cm" svg:y="2.84cm">
          <text:p text:style-name="P1">Catalog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08cm" svg:height="2.54cm" svg:x="10.76cm" svg:y="2.84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5.08cm" svg:height="2.54cm" svg:x="15.84cm" svg:y="2.84cm">
          <text:p text:style-name="P1">Info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08cm" svg:height="2.54cm" svg:x="5.68cm" svg:y="6.48cm">
          <text:p text:style-name="P1"><text:span text:style-name="T1">Catalog algebr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5.08cm" svg:height="2.54cm" svg:x="10.76cm" svg:y="6.48cm">
          <text:p text:style-name="P1"><text:span text:style-name="T1">Data algebr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5.08cm" svg:height="2.54cm" svg:x="15.84cm" svg:y="6.48cm">
          <text:p text:style-name="P1"><text:span text:style-name="T1">Info algebr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15.24cm" svg:height="2.54cm" svg:x="5.68cm" svg:y="10cm">
          <text:p text:style-name="P1"><text:span text:style-name="T2">HAPI Interpre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5.08cm" svg:height="2.54cm" svg:x="5.68cm" svg:y="13.56cm">
          <text:p text:style-name="P1"><text:span text:style-name="T3">LaTiS 2</text:span></text:p>
          <text:p text:style-name="P1"><text:span text:style-name="T3">Interpre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5.08cm" svg:height="2.54cm" svg:x="10.76cm" svg:y="13.563cm">
          <text:p text:style-name="P1"><text:span text:style-name="T3">LaTiS 3</text:span></text:p>
          <text:p text:style-name="P1"><text:span text:style-name="T3">Interpre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5.08cm" svg:height="2.54cm" svg:x="15.84cm" svg:y="13.559cm">
          <text:p text:style-name="P1"><text:span text:style-name="T3">. . .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8.22cm" svg:y1="5.38cm" svg:x2="8.22cm" svg:y2="6.48cm" draw:start-shape="id1" draw:start-glue-point="2" draw:end-shape="id2" draw:end-glue-point="0" svg:d="M8220 5380v1100" svg:viewBox="0 0 1 1101">
          <text:p/>
        </draw:connector>
        <draw:connector draw:style-name="gr6" draw:text-style-name="P2" draw:layer="layout" svg:x1="13.3cm" svg:y1="5.38cm" svg:x2="13.3cm" svg:y2="6.48cm" draw:start-shape="id3" draw:start-glue-point="2" draw:end-shape="id4" draw:end-glue-point="0" svg:d="M13300 5380v1100" svg:viewBox="0 0 1 1101">
          <text:p/>
        </draw:connector>
        <draw:connector draw:style-name="gr6" draw:text-style-name="P2" draw:layer="layout" svg:x1="18.38cm" svg:y1="5.38cm" svg:x2="18.38cm" svg:y2="6.48cm" draw:start-shape="id5" draw:start-glue-point="2" draw:end-shape="id6" draw:end-glue-point="0" svg:d="M18380 5380v1100" svg:viewBox="0 0 1 1101">
          <text:p/>
        </draw:connector>
        <draw:connector draw:style-name="gr6" draw:text-style-name="P2" draw:layer="layout" svg:x1="8.22cm" svg:y1="9.02cm" svg:x2="13.3cm" svg:y2="10cm" draw:start-shape="id2" draw:start-glue-point="2" draw:end-shape="id7" draw:end-glue-point="0" svg:d="M8220 9020v490h5080v490" svg:viewBox="0 0 5081 981">
          <text:p/>
        </draw:connector>
        <draw:connector draw:style-name="gr6" draw:text-style-name="P2" draw:layer="layout" svg:x1="13.3cm" svg:y1="9.02cm" svg:x2="13.3cm" svg:y2="10cm" draw:start-shape="id4" draw:start-glue-point="2" draw:end-shape="id7" draw:end-glue-point="0" svg:d="M13300 9020v980" svg:viewBox="0 0 1 981">
          <text:p/>
        </draw:connector>
        <draw:connector draw:style-name="gr6" draw:text-style-name="P2" draw:layer="layout" svg:x1="18.38cm" svg:y1="9.02cm" svg:x2="13.3cm" svg:y2="10cm" draw:start-shape="id6" draw:start-glue-point="2" draw:end-shape="id7" draw:end-glue-point="0" svg:d="M18380 9020v490h-5080v490" svg:viewBox="0 0 5081 981">
          <text:p/>
        </draw:connector>
        <draw:connector draw:style-name="gr6" draw:text-style-name="P2" draw:layer="layout" svg:x1="13.3cm" svg:y1="12.54cm" svg:x2="8.22cm" svg:y2="13.56cm" draw:start-shape="id7" draw:start-glue-point="2" draw:end-shape="id8" draw:end-glue-point="0" svg:d="M13300 12540v510h-5080v510" svg:viewBox="0 0 5081 1021">
          <text:p/>
        </draw:connector>
        <draw:connector draw:style-name="gr6" draw:text-style-name="P2" draw:layer="layout" svg:x1="13.3cm" svg:y1="12.54cm" svg:x2="13.3cm" svg:y2="13.563cm" draw:start-shape="id7" draw:start-glue-point="2" draw:end-shape="id9" draw:end-glue-point="0" svg:d="M13300 12540v1023" svg:viewBox="0 0 1 1024">
          <text:p/>
        </draw:connector>
        <draw:connector draw:style-name="gr6" draw:text-style-name="P2" draw:layer="layout" svg:x1="13.3cm" svg:y1="12.54cm" svg:x2="18.38cm" svg:y2="13.559cm" draw:start-shape="id7" draw:start-glue-point="2" draw:end-shape="id10" draw:end-glue-point="0" svg:d="M13300 12540v510h5080v509" svg:viewBox="0 0 5081 1020">
          <text:p/>
        </draw:connector>
        <draw:custom-shape draw:style-name="gr7" draw:text-style-name="P6" draw:layer="layout" svg:width="4.318cm" svg:height="1.524cm" svg:x="0.6cm" svg:y="6.904cm">
          <text:p text:style-name="P1"><text:span text:style-name="T4">Algebras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318cm" svg:height="1.524cm" svg:x="0.6cm" svg:y="14.143cm">
          <text:p text:style-name="P1"><text:span text:style-name="T5">Interpreter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1.59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3:08:30.443881000</meta:creation-date>
    <dc:date>2018-12-03T13:23:34.488486000</dc:date>
    <meta:editing-duration>PT17M54S</meta:editing-duration>
    <meta:editing-cycles>4</meta:editing-cycles>
    <meta:generator>LibreOffice/6.1.2.1$MacOSX_X86_64 LibreOffice_project/65905a128db06ba48db947242809d14d3f9a93fe</meta:generator>
    <meta:document-statistic meta:object-count="23"/>
  </office:meta>
</office:document-meta>
</file>